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/text:p>
      <text:p text:style-name="P3"><text:a xlink:type="simple" xlink:href="https://coderprog.com/blockchain-basics-video/" text:style-name="Internet_20_link" text:visited-style-name="Visited_20_Internet_20_Link">https://coderprog.com/blockchain-basics-video/</text:a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1T15:25:42.755516609</dc:date>
    <meta:editing-duration>PT26S</meta:editing-duration>
    <meta:editing-cycles>1</meta:editing-cycles>
    <meta:document-statistic meta:table-count="0" meta:image-count="0" meta:object-count="0" meta:page-count="1" meta:paragraph-count="3" meta:word-count="3" meta:character-count="167" meta:non-whitespace-character-count="167"/>
  </office:meta>
</office:document-meta>
</file>